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05C7B3C6568410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25cm, 2.218cm, 13.403cm, 6.52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829cm" svg:height="22.5cm" svg:x="0.991cm" svg:y="2.391cm">
          <draw:image xlink:href="Pictures/10000000000005E8000007E0305C7B3C6568410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11:27.173016134</dc:date>
    <meta:editing-duration>PT3M28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